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206cm" fo:min-width="0.955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fill="solid" draw:fill-color="#729fcf" draw:opacity="0%" draw:textarea-horizontal-align="justify" draw:textarea-vertical-align="middle" draw:auto-grow-height="false" fo:min-height="5.714cm" fo:min-width="5.3cm" draw:shadow-opacity="0%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="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="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="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38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45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06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323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89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592cm"/>
      <style:paragraph-properties style:writing-mode="lr-tb"/>
    </style:style>
    <style:style style:name="gr19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475cm"/>
      <style:paragraph-properties style:writing-mode="lr-tb"/>
    </style:style>
    <style:style style:name="gr20" style:family="graphic" style:parent-style-name="standard">
      <style:graphic-properties svg:stroke-width="0.018cm" svg:stroke-color="#81d41a" draw:marker-start-width="0.227cm" draw:marker-end="Arrow" draw:marker-end-width="0.227cm" draw:fill="solid" draw:fill-color="#81d41a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draw:fill="none" fo:min-height="1.149cm"/>
      <style:paragraph-properties style:writing-mode="lr-tb"/>
    </style:style>
    <style:style style:name="gr22" style:family="graphic" style:parent-style-name="standard">
      <style:graphic-properties draw:stroke="none" draw:fill="none" fo:min-height="1.02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a6a6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-color="#05c0cf"/>
      <style:paragraph-properties fo:text-align="center"/>
      <style:text-properties fo:language="en" fo:country="GB"/>
    </style:style>
    <style:style style:name="P9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81d41a"/>
      <style:paragraph-properties fo:text-align="center"/>
    </style:style>
    <style:style style:name="P11" style:family="paragraph">
      <style:paragraph-properties fo:margin-top="1cm" fo:margin-bottom="0cm"/>
      <style:text-properties fo:color="#81d41a" fo:font-size="24pt"/>
    </style:style>
    <style:style style:name="P12" style:family="paragraph">
      <loext:graphic-properties draw:fill="none"/>
      <style:paragraph-properties fo:margin-top="1cm" fo:margin-bottom="0cm" style:writing-mode="lr-tb"/>
      <style:text-properties fo:color="#81d41a" fo:font-size="24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-33% 58%" fo:font-size="12pt" style:font-size-asian="12pt" style:font-size-complex="12pt"/>
    </style:style>
    <style:style style:name="T6" style:family="text">
      <style:text-properties fo:font-variant="normal" fo:text-transform="non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79cm" svg:y1="3.69cm" svg:x2="5.143cm" svg:y2="9.359cm">
          <text:p/>
        </draw:line>
        <draw:frame draw:style-name="gr2" draw:text-style-name="P2" draw:layer="layout" svg:width="1.62cm" svg:height="1.289cm" draw:transform="rotate (-0.00680678408277771) translate (2.889cm 9.7cm)">
          <draw:text-box>
            <text:p><text:span text:style-name="T1">V</text:span><text:span text:style-name="T2">cc</text:span></text:p>
          </draw:text-box>
        </draw:frame>
        <draw:custom-shape draw:style-name="gr3" draw:text-style-name="P4" draw:layer="layout" svg:width="2.131cm" svg:height="2.132cm" draw:transform="skewX (0.000523598775598298) rotate (-0.00628318530717944) translate (4.101cm 9.326cm)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194cm" svg:y1="3.714cm" svg:x2="24.214cm" svg:y2="3.709cm">
          <text:p/>
        </draw:line>
        <draw:line draw:style-name="gr1" draw:text-style-name="P1" draw:layer="layout" svg:x1="5.094cm" svg:y1="11.465cm" svg:x2="5.094cm" svg:y2="17.235cm">
          <text:p/>
        </draw:line>
        <draw:line draw:style-name="gr1" draw:text-style-name="P1" draw:layer="layout" svg:x1="5.094cm" svg:y1="17.213cm" svg:x2="24.283cm" svg:y2="17.264cm">
          <text:p/>
        </draw:line>
        <draw:g>
          <draw:line draw:style-name="gr4" draw:text-style-name="P5" draw:layer="layout" svg:x1="17.978cm" svg:y1="10.504cm" svg:x2="13.083cm" svg:y2="10.5cm">
            <text:p/>
          </draw:line>
          <draw:line draw:style-name="gr1" draw:text-style-name="P6" draw:layer="layout" svg:x1="19.112cm" svg:y1="8.836cm" svg:x2="23.057cm" svg:y2="8.836cm">
            <text:p/>
          </draw:line>
        </draw:g>
        <draw:line draw:style-name="gr1" draw:text-style-name="P1" draw:layer="layout" svg:x1="13.012cm" svg:y1="10.492cm" svg:x2="12.999cm" svg:y2="12.493cm">
          <text:p/>
        </draw:line>
        <draw:line draw:style-name="gr1" draw:text-style-name="P1" draw:layer="layout" svg:x1="13.016cm" svg:y1="15.235cm" svg:x2="13.003cm" svg:y2="17.236cm">
          <text:p/>
        </draw:line>
        <draw:g>
          <draw:line draw:style-name="gr1" draw:text-style-name="P1" draw:layer="layout" svg:x1="12.647cm" svg:y1="13.16cm" svg:x2="13.35cm" svg:y2="13.61cm">
            <text:p/>
          </draw:line>
          <draw:line draw:style-name="gr1" draw:text-style-name="P1" draw:layer="layout" svg:x1="12.665cm" svg:y1="14.084cm" svg:x2="13.368cm" svg:y2="14.534cm">
            <text:p/>
          </draw:line>
          <draw:line draw:style-name="gr1" draw:text-style-name="P1" draw:layer="layout" svg:x1="12.981cm" svg:y1="12.458cm" svg:x2="13.333cm" svg:y2="12.682cm">
            <text:p/>
          </draw:line>
          <draw:line draw:style-name="gr1" draw:text-style-name="P1" draw:layer="layout" svg:x1="12.647cm" svg:y1="13.158cm" svg:x2="13.332cm" svg:y2="12.683cm">
            <text:p/>
          </draw:line>
          <draw:line draw:style-name="gr1" draw:text-style-name="P1" draw:layer="layout" svg:x1="12.665cm" svg:y1="14.083cm" svg:x2="13.35cm" svg:y2="13.608cm">
            <text:p/>
          </draw:line>
          <draw:line draw:style-name="gr1" draw:text-style-name="P1" draw:layer="layout" svg:x1="12.683cm" svg:y1="15.009cm" svg:x2="13.368cm" svg:y2="14.534cm">
            <text:p/>
          </draw:line>
          <draw:line draw:style-name="gr1" draw:text-style-name="P1" draw:layer="layout" svg:x1="12.683cm" svg:y1="15.009cm" svg:x2="13.035cm" svg:y2="15.233cm">
            <text:p/>
          </draw:line>
        </draw:g>
        <draw:line draw:style-name="gr1" draw:text-style-name="P1" draw:layer="layout" svg:x1="13.033cm" svg:y1="6.986cm" svg:x2="13.011cm" svg:y2="10.572cm">
          <text:p/>
        </draw:line>
        <draw:g>
          <draw:line draw:style-name="gr1" draw:text-style-name="P1" draw:layer="layout" svg:x1="12.664cm" svg:y1="4.946cm" svg:x2="13.367cm" svg:y2="5.396cm">
            <text:p/>
          </draw:line>
          <draw:line draw:style-name="gr1" draw:text-style-name="P1" draw:layer="layout" svg:x1="12.682cm" svg:y1="5.87cm" svg:x2="13.385cm" svg:y2="6.32cm">
            <text:p/>
          </draw:line>
          <draw:line draw:style-name="gr1" draw:text-style-name="P1" draw:layer="layout" svg:x1="12.999cm" svg:y1="4.244cm" svg:x2="13.351cm" svg:y2="4.468cm">
            <text:p/>
          </draw:line>
          <draw:line draw:style-name="gr1" draw:text-style-name="P1" draw:layer="layout" svg:x1="12.664cm" svg:y1="4.944cm" svg:x2="13.349cm" svg:y2="4.469cm">
            <text:p/>
          </draw:line>
          <draw:line draw:style-name="gr1" draw:text-style-name="P1" draw:layer="layout" svg:x1="12.682cm" svg:y1="5.869cm" svg:x2="13.367cm" svg:y2="5.394cm">
            <text:p/>
          </draw:line>
          <draw:line draw:style-name="gr1" draw:text-style-name="P1" draw:layer="layout" svg:x1="12.699cm" svg:y1="6.795cm" svg:x2="13.384cm" svg:y2="6.32cm">
            <text:p/>
          </draw:line>
          <draw:line draw:style-name="gr1" draw:text-style-name="P1" draw:layer="layout" svg:x1="12.699cm" svg:y1="6.795cm" svg:x2="13.051cm" svg:y2="7.019cm">
            <text:p/>
          </draw:line>
        </draw:g>
        <draw:g>
          <draw:custom-shape draw:style-name="gr5" draw:text-style-name="P7" draw:layer="layout" svg:width="5.8cm" svg:height="5.964cm" draw:transform="skewX (0.000174532925199434) rotate (-0.00628318530717944) translate (17.866cm 7.4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5" draw:layer="layout" svg:x1="17.984cm" svg:y1="11.782cm" svg:x2="17.999cm" svg:y2="9.314cm">
            <text:p/>
          </draw:line>
          <draw:line draw:style-name="gr7" draw:text-style-name="P5" draw:layer="layout" svg:x1="19.125cm" svg:y1="11.822cm" svg:x2="17.987cm" svg:y2="11.164cm">
            <text:p/>
          </draw:line>
          <draw:line draw:style-name="gr8" draw:text-style-name="P5" draw:layer="layout" svg:x1="17.995cm" svg:y1="9.941cm" svg:x2="19.143cm" svg:y2="9.298cm">
            <text:p/>
          </draw:line>
          <draw:line draw:style-name="gr6" draw:text-style-name="P5" draw:layer="layout" svg:x1="19.064cm" svg:y1="12.477cm" svg:x2="19.069cm" svg:y2="11.783cm">
            <text:p/>
          </draw:line>
          <draw:line draw:style-name="gr6" draw:text-style-name="P5" draw:layer="layout" svg:x1="19.143cm" svg:y1="9.334cm" svg:x2="19.135cm" svg:y2="7.02cm">
            <text:p/>
          </draw:line>
        </draw:g>
        <draw:g>
          <draw:line draw:style-name="gr1" draw:text-style-name="P1" draw:layer="layout" svg:x1="23.852cm" svg:y1="4.944cm" svg:x2="24.555cm" svg:y2="5.394cm">
            <text:p/>
          </draw:line>
          <draw:line draw:style-name="gr1" draw:text-style-name="P1" draw:layer="layout" svg:x1="23.869cm" svg:y1="5.87cm" svg:x2="24.572cm" svg:y2="6.32cm">
            <text:p/>
          </draw:line>
          <draw:line draw:style-name="gr1" draw:text-style-name="P1" draw:layer="layout" svg:x1="24.185cm" svg:y1="4.243cm" svg:x2="24.537cm" svg:y2="4.467cm">
            <text:p/>
          </draw:line>
          <draw:line draw:style-name="gr1" draw:text-style-name="P1" draw:layer="layout" svg:x1="23.852cm" svg:y1="4.943cm" svg:x2="24.537cm" svg:y2="4.468cm">
            <text:p/>
          </draw:line>
          <draw:line draw:style-name="gr1" draw:text-style-name="P1" draw:layer="layout" svg:x1="23.869cm" svg:y1="5.868cm" svg:x2="24.554cm" svg:y2="5.393cm">
            <text:p/>
          </draw:line>
          <draw:line draw:style-name="gr1" draw:text-style-name="P1" draw:layer="layout" svg:x1="23.886cm" svg:y1="6.794cm" svg:x2="24.571cm" svg:y2="6.319cm">
            <text:p/>
          </draw:line>
          <draw:line draw:style-name="gr1" draw:text-style-name="P1" draw:layer="layout" svg:x1="23.886cm" svg:y1="6.794cm" svg:x2="24.238cm" svg:y2="7.018cm">
            <text:p/>
          </draw:line>
          <draw:line draw:style-name="gr1" draw:text-style-name="P1" draw:layer="layout" svg:x1="18.788cm" svg:y1="4.944cm" svg:x2="19.491cm" svg:y2="5.394cm">
            <text:p/>
          </draw:line>
          <draw:line draw:style-name="gr1" draw:text-style-name="P1" draw:layer="layout" svg:x1="18.805cm" svg:y1="5.87cm" svg:x2="19.508cm" svg:y2="6.32cm">
            <text:p/>
          </draw:line>
          <draw:line draw:style-name="gr1" draw:text-style-name="P1" draw:layer="layout" svg:x1="19.122cm" svg:y1="4.244cm" svg:x2="19.474cm" svg:y2="4.468cm">
            <text:p/>
          </draw:line>
          <draw:line draw:style-name="gr1" draw:text-style-name="P1" draw:layer="layout" svg:x1="18.788cm" svg:y1="4.944cm" svg:x2="19.473cm" svg:y2="4.469cm">
            <text:p/>
          </draw:line>
          <draw:line draw:style-name="gr1" draw:text-style-name="P1" draw:layer="layout" svg:x1="18.805cm" svg:y1="5.869cm" svg:x2="19.49cm" svg:y2="5.394cm">
            <text:p/>
          </draw:line>
          <draw:line draw:style-name="gr1" draw:text-style-name="P1" draw:layer="layout" svg:x1="18.823cm" svg:y1="6.795cm" svg:x2="19.508cm" svg:y2="6.32cm">
            <text:p/>
          </draw:line>
          <draw:line draw:style-name="gr1" draw:text-style-name="P1" draw:layer="layout" svg:x1="18.823cm" svg:y1="6.795cm" svg:x2="19.175cm" svg:y2="7.019cm">
            <text:p/>
          </draw:line>
        </draw:g>
        <draw:line draw:style-name="gr1" draw:text-style-name="P1" draw:layer="layout" svg:x1="19.082cm" svg:y1="15.235cm" svg:x2="19.069cm" svg:y2="17.236cm">
          <text:p/>
        </draw:line>
        <draw:g>
          <draw:line draw:style-name="gr1" draw:text-style-name="P1" draw:layer="layout" svg:x1="18.713cm" svg:y1="13.16cm" svg:x2="19.416cm" svg:y2="13.61cm">
            <text:p/>
          </draw:line>
          <draw:line draw:style-name="gr1" draw:text-style-name="P1" draw:layer="layout" svg:x1="18.731cm" svg:y1="14.085cm" svg:x2="19.434cm" svg:y2="14.535cm">
            <text:p/>
          </draw:line>
          <draw:line draw:style-name="gr1" draw:text-style-name="P1" draw:layer="layout" svg:x1="19.047cm" svg:y1="12.46cm" svg:x2="19.399cm" svg:y2="12.684cm">
            <text:p/>
          </draw:line>
          <draw:line draw:style-name="gr1" draw:text-style-name="P1" draw:layer="layout" svg:x1="18.713cm" svg:y1="13.159cm" svg:x2="19.398cm" svg:y2="12.684cm">
            <text:p/>
          </draw:line>
          <draw:line draw:style-name="gr1" draw:text-style-name="P1" draw:layer="layout" svg:x1="18.731cm" svg:y1="14.085cm" svg:x2="19.416cm" svg:y2="13.61cm">
            <text:p/>
          </draw:line>
          <draw:line draw:style-name="gr1" draw:text-style-name="P1" draw:layer="layout" svg:x1="18.749cm" svg:y1="15.01cm" svg:x2="19.434cm" svg:y2="14.535cm">
            <text:p/>
          </draw:line>
          <draw:line draw:style-name="gr1" draw:text-style-name="P1" draw:layer="layout" svg:x1="18.749cm" svg:y1="15.011cm" svg:x2="19.101cm" svg:y2="15.235cm">
            <text:p/>
          </draw:line>
        </draw:g>
        <draw:g>
          <draw:g>
            <draw:line draw:style-name="gr6" draw:text-style-name="P5" draw:layer="layout" svg:x1="23.082cm" svg:y1="10.072cm" svg:x2="23.082cm" svg:y2="7.527cm">
              <text:p/>
            </draw:line>
            <draw:line draw:style-name="gr9" draw:text-style-name="P5" draw:layer="layout" svg:x1="24.225cm" svg:y1="10.143cm" svg:x2="23.082cm" svg:y2="9.493cm">
              <text:p/>
            </draw:line>
            <draw:line draw:style-name="gr10" draw:text-style-name="P5" draw:layer="layout" svg:x1="23.082cm" svg:y1="8.27cm" svg:x2="24.225cm" svg:y2="7.62cm">
              <text:p/>
            </draw:line>
            <draw:line draw:style-name="gr6" draw:text-style-name="P5" draw:layer="layout" svg:x1="24.27cm" svg:y1="17.279cm" svg:x2="24.225cm" svg:y2="10.144cm">
              <text:p/>
            </draw:line>
            <draw:line draw:style-name="gr6" draw:text-style-name="P5" draw:layer="layout" svg:x1="24.194cm" svg:y1="7.656cm" svg:x2="24.194cm" svg:y2="7.031cm">
              <text:p/>
            </draw:line>
            <draw:line draw:style-name="gr6" draw:text-style-name="P5" draw:layer="layout" svg:x1="12.977cm" svg:y1="4.273cm" svg:x2="12.977cm" svg:y2="3.695cm">
              <text:p/>
            </draw:line>
            <draw:line draw:style-name="gr6" draw:text-style-name="P5" draw:layer="layout" svg:x1="24.225cm" svg:y1="4.243cm" svg:x2="24.225cm" svg:y2="3.688cm">
              <text:p/>
            </draw:line>
            <draw:line draw:style-name="gr6" draw:text-style-name="P5" draw:layer="layout" svg:x1="19.135cm" svg:y1="4.243cm" svg:x2="19.135cm" svg:y2="3.676cm">
              <text:p/>
            </draw:line>
          </draw:g>
        </draw:g>
        <draw:g>
          <draw:line draw:style-name="gr11" draw:text-style-name="P5" draw:layer="layout" svg:x1="10.341cm" svg:y1="17.99cm" svg:x2="7.832cm" svg:y2="18.006cm">
            <text:p/>
          </draw:line>
          <draw:line draw:style-name="gr11" draw:text-style-name="P5" draw:layer="layout" svg:x1="10.342cm" svg:y1="17.98cm" svg:x2="7.833cm" svg:y2="17.996cm">
            <text:p/>
          </draw:line>
          <draw:line draw:style-name="gr11" draw:text-style-name="P5" draw:layer="layout" svg:x1="8.517cm" svg:y1="18.353cm" svg:x2="9.764cm" svg:y2="18.353cm">
            <text:p/>
          </draw:line>
          <draw:line draw:style-name="gr11" draw:text-style-name="P5" draw:layer="layout" svg:x1="8.854cm" svg:y1="18.664cm" svg:x2="9.453cm" svg:y2="18.664cm">
            <text:p/>
          </draw:line>
          <draw:line draw:style-name="gr11" draw:text-style-name="P5" draw:layer="layout" svg:x1="9.12cm" svg:y1="17.968cm" svg:x2="9.13cm" svg:y2="17.165cm">
            <text:p/>
          </draw:line>
        </draw:g>
        <draw:frame draw:style-name="gr12" draw:text-style-name="P2" draw:layer="layout" svg:width="1.619cm" svg:height="1.288cm" draw:transform="rotate (-0.00610865238198091) translate (11.608cm 5.027cm)">
          <draw:text-box>
            <text:p><text:span text:style-name="T3">R</text:span><text:span text:style-name="T2">1</text:span></text:p>
          </draw:text-box>
        </draw:frame>
        <draw:frame draw:style-name="gr12" draw:text-style-name="P2" draw:layer="layout" svg:width="1.619cm" svg:height="1.288cm" draw:transform="rotate (-0.00610865238198091) translate (17.691cm 5.1cm)">
          <draw:text-box>
            <text:p><text:span text:style-name="T3">R</text:span><text:span text:style-name="T2">c</text:span></text:p>
          </draw:text-box>
        </draw:frame>
        <draw:frame draw:style-name="gr13" draw:text-style-name="P2" draw:layer="layout" svg:width="2.197cm" svg:height="1.495cm" draw:transform="rotate (-0.0059341194567806) translate (24.492cm 5cm)">
          <draw:text-box>
            <text:p><text:span text:style-name="T3">R</text:span><text:span text:style-name="T2">out</text:span></text:p>
          </draw:text-box>
        </draw:frame>
        <draw:frame draw:style-name="gr12" draw:text-style-name="P2" draw:layer="layout" svg:width="1.62cm" svg:height="1.288cm" draw:transform="rotate (-0.00610865238198091) translate (11.563cm 13.3cm)">
          <draw:text-box>
            <text:p><text:span text:style-name="T3">R</text:span><text:span text:style-name="T2">2</text:span></text:p>
          </draw:text-box>
        </draw:frame>
        <draw:frame draw:style-name="gr12" draw:text-style-name="P2" draw:layer="layout" svg:width="1.62cm" svg:height="1.288cm" draw:transform="rotate (-0.00680678408277771) translate (17.619cm 13.293cm)">
          <draw:text-box>
            <text:p><text:span text:style-name="T3">R</text:span><text:span text:style-name="T2">e</text:span></text:p>
          </draw:text-box>
        </draw:frame>
        <draw:custom-shape draw:style-name="gr14" draw:text-style-name="P8" draw:layer="layout" svg:width="0.325cm" svg:height="0.325cm" svg:x="12.815cm" svg:y="3.5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1.384cm" svg:height="0.956cm" draw:transform="rotate (-0.00645771823237886) translate (12.437cm 2.7cm)">
          <draw:text-box>
            <text:p><text:span text:style-name="T4">V</text:span><text:span text:style-name="T5">cc</text:span></text:p>
          </draw:text-box>
        </draw:frame>
        <draw:custom-shape draw:style-name="gr14" draw:text-style-name="P8" draw:layer="layout" svg:width="0.326cm" svg:height="0.326cm" svg:x="12.853cm" svg:y="10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1.845cm" svg:height="0.725cm" draw:transform="rotate (-0.0059341194567806) translate (13.138cm 9.7cm)">
          <draw:text-box>
            <text:p><text:span text:style-name="T4">base</text:span></text:p>
          </draw:text-box>
        </draw:frame>
        <draw:custom-shape draw:style-name="gr14" draw:text-style-name="P8" draw:layer="layout" svg:width="0.325cm" svg:height="0.326cm" svg:x="18.926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844cm" svg:height="0.839cm" draw:transform="rotate (-0.00645771823237886) translate (17.547cm 11.763cm)">
          <draw:text-box>
            <text:p><text:span text:style-name="T4">emit</text:span></text:p>
          </draw:text-box>
        </draw:frame>
        <draw:custom-shape draw:style-name="gr14" draw:text-style-name="P8" draw:layer="layout" svg:width="0.325cm" svg:height="0.325cm" svg:x="19.016cm" svg:y="8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846cm" svg:height="0.839cm" draw:transform="rotate (-0.0059341194567806) translate (17.888cm 8.45cm)">
          <draw:text-box>
            <text:p><text:span text:style-name="T4">coll</text:span></text:p>
          </draw:text-box>
        </draw:frame>
        <draw:custom-shape draw:style-name="gr14" draw:text-style-name="P8" draw:layer="layout" svg:width="0.325cm" svg:height="0.325cm" svg:x="8.976cm" svg:y="17.0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849cm" svg:height="0.842cm" draw:transform="rotate (-0.0059341194567806) translate (10.318cm 17.637cm)">
          <draw:text-box>
            <text:p><text:span text:style-name="T4">GND</text:span></text:p>
          </draw:text-box>
        </draw:frame>
        <draw:frame draw:style-name="gr17" draw:text-style-name="P9" draw:layer="layout" svg:width="1.844cm" svg:height="0.839cm" draw:transform="rotate (-0.00645771823237886) translate (17.547cm 11.764cm)">
          <draw:text-box>
            <text:p><text:span text:style-name="T4">emit</text:span></text:p>
          </draw:text-box>
        </draw:frame>
        <draw:custom-shape draw:style-name="gr14" draw:text-style-name="P8" draw:layer="layout" svg:width="0.325cm" svg:height="0.325cm" svg:x="24.053cm" svg:y="7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1.82cm" svg:height="0.725cm" draw:transform="rotate (-0.0059341194567806) translate (24.363cm 6.964cm)">
          <draw:text-box>
            <text:p><text:span text:style-name="T4">emit2</text:span></text:p>
          </draw:text-box>
        </draw:frame>
        <draw:ellipse draw:style-name="gr20" draw:text-style-name="P10" draw:layer="layout" svg:width="5.15cm" svg:height="5.048cm" svg:x="6.766cm" svg:y="7.952cm" draw:kind="arc" draw:start-angle="29.44" draw:end-angle="313.27">
          <text:p/>
        </draw:ellipse>
        <draw:frame draw:style-name="gr21" draw:text-style-name="P12" draw:layer="layout" svg:width="1.1cm" svg:height="1.399cm" svg:x="8.883cm" svg:y="9.7cm">
          <draw:text-box>
            <text:p text:style-name="P11"><text:span text:style-name="T6">I</text:span><text:span text:style-name="T7">a</text:span></text:p>
          </draw:text-box>
        </draw:frame>
        <draw:ellipse draw:style-name="gr20" draw:text-style-name="P10" draw:layer="layout" svg:width="3.155cm" svg:height="3cm" svg:x="20.083cm" svg:y="4.8cm" draw:kind="arc" draw:start-angle="29.44" draw:end-angle="313.27">
          <text:p/>
        </draw:ellipse>
        <draw:frame draw:style-name="gr22" draw:text-style-name="P12" draw:layer="layout" svg:width="1.215cm" svg:height="1.399cm" svg:x="21.183cm" svg:y="5.601cm">
          <draw:text-box>
            <text:p text:style-name="P11"><text:span text:style-name="T6">I</text:span><text:span text:style-name="T7">d</text:span></text:p>
          </draw:text-box>
        </draw:frame>
        <draw:ellipse draw:style-name="gr20" draw:text-style-name="P10" draw:layer="layout" svg:width="3.155cm" svg:height="3cm" svg:x="20.232cm" svg:y="12.2cm" draw:kind="arc" draw:start-angle="29.44" draw:end-angle="313.27">
          <text:p/>
        </draw:ellipse>
        <draw:frame draw:style-name="gr22" draw:text-style-name="P12" draw:layer="layout" svg:width="1.215cm" svg:height="1.399cm" svg:x="21.332cm" svg:y="13.001cm">
          <draw:text-box>
            <text:p text:style-name="P11"><text:span text:style-name="T6">I</text:span><text:span text:style-name="T7">e</text:span></text:p>
          </draw:text-box>
        </draw:frame>
        <draw:ellipse draw:style-name="gr20" draw:text-style-name="P10" draw:layer="layout" svg:width="3.155cm" svg:height="3cm" svg:x="14.329cm" svg:y="12.2cm" draw:kind="arc" draw:start-angle="29.44" draw:end-angle="313.27">
          <text:p/>
        </draw:ellipse>
        <draw:frame draw:style-name="gr22" draw:text-style-name="P12" draw:layer="layout" svg:width="1.215cm" svg:height="1.399cm" svg:x="15.429cm" svg:y="13.001cm">
          <draw:text-box>
            <text:p text:style-name="P11"><text:span text:style-name="T6">I</text:span><text:span text:style-name="T7">c</text:span></text:p>
          </draw:text-box>
        </draw:frame>
        <draw:ellipse draw:style-name="gr20" draw:text-style-name="P10" draw:layer="layout" svg:width="3.155cm" svg:height="3cm" svg:x="14.326cm" svg:y="4.8cm" draw:kind="arc" draw:start-angle="29.44" draw:end-angle="313.27">
          <text:p/>
        </draw:ellipse>
        <draw:frame draw:style-name="gr22" draw:text-style-name="P12" draw:layer="layout" svg:width="1.215cm" svg:height="1.399cm" svg:x="15.426cm" svg:y="5.601cm">
          <draw:text-box>
            <text:p text:style-name="P11"><text:span text:style-name="T6">I</text:span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23T17:26:48.338206909</dc:date>
    <meta:editing-duration>PT3H27M38S</meta:editing-duration>
    <meta:editing-cycles>53</meta:editing-cycles>
    <meta:generator>LibreOffice/6.4.6.2$Linux_X86_64 LibreOffice_project/40$Build-2</meta:generator>
    <meta:document-statistic meta:object-count="103"/>
  </office:meta>
</office:document-meta>
</file>